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Templ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Info.getMatc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Info.TemplateInfo( List &lt; String &gt; vars ,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.UriTemplate( String uri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Template.expand( Object ... uriVariabl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mplateInfo.quote( String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matches( @ Nullable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mplateInfo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Info.parse( String uriTempl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UriTemplate.match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Template.expand(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